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FileSystemOptionsBuilder.createSchemeMethods( String sche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legatingFileSystemOptionsBuilder.invokeSetter( Class valueParameter , final Context ctx , final Method configSetter , final Object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legatingFileSystemOptionsBuilder.convertValuesAndInvoke( final Method configSetter , final Context ctx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DelegatingFileSystemOptionsBuilder.setValues( Context c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legatingFileSystemOptionsBuilder.setConfigClasses( final FileSystemOptions fso , final String scheme , final String name , final Class [ ] class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xt.Context( final FileSystemOptions fso , final String scheme , final String name , final Object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FileSystemOptionsBuilder.DelegatingFileSystemOptionsBuilder( final FileSystem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FileSystemOptionsBuilder.fillConfigSetters( final 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FileSystemOptionsBuilder.ge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FileSystemOptionsBuilder.setConfigString( final FileSystemOptions fso , final String scheme , final String name ,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FileSystemOptionsBuilder.setConfigClass( final FileSystemOptions fso , final String scheme , final String name , final Class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FileSystemOptionsBuilder.setConfigStrings( final FileSystemOptions fso , final String scheme , final String name , final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FileSystemOptionsBuilder.getSchemeMethods( final String sche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